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cccccc">
        <style:background-image/>
      </style:paragraph-properties>
    </style:style>
    <style:style style:name="P2" style:family="paragraph" style:parent-style-name="Table_20_Heading">
      <style:paragraph-properties fo:background-color="#cccccc">
        <style:background-image/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Table_20_Heading">Nome do Caso de Uso</text:p>
            </table:table-cell>
            <table:table-cell table:style-name="DocumentaçãoDeCasoDeUso.B1" office:value-type="string">
              <text:p text:style-name="P2">Cadastrar Usuário</text:p>
            </table:table-cell>
          </table:table-row>
        </table:table-header-rows>
        <table:table-row>
          <table:table-cell table:style-name="DocumentaçãoDeCasoDeUso.A2" office:value-type="string">
            <text:p text:style-name="Table_20_Contents">Caso de Uso Geral</text:p>
          </table:table-cell>
          <table:table-cell table:style-name="DocumentaçãoDeCasoDeUso.B26" office:value-type="string">
            <text:p text:style-name="Table_20_Contents">Cadastrar usuário</text:p>
          </table:table-cell>
        </table:table-row>
        <table:table-row>
          <table:table-cell table:style-name="DocumentaçãoDeCasoDeUso.A2" office:value-type="string">
            <text:p text:style-name="Table_20_Contents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Table_20_Contents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Table_20_Contents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Table_20_Contents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Table_20_Contents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Table_20_Contents">Ações do Ator</text:p>
          </table:table-cell>
          <table:table-cell table:style-name="DocumentaçãoDeCasoDeUso.A8" office:value-type="string">
            <text:p text:style-name="Table_20_Contents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1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3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Table_20_Contents">Ações do Ator</text:p>
          </table:table-cell>
          <table:table-cell table:style-name="DocumentaçãoDeCasoDeUso.A8" office:value-type="string">
            <text:p text:style-name="Table_20_Contents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3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Table_20_Contents">Ações do Ator</text:p>
          </table:table-cell>
          <table:table-cell table:style-name="DocumentaçãoDeCasoDeUso.A8" office:value-type="string">
            <text:p text:style-name="Table_20_Contents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11:57:05.57</dc:date>
    <meta:editing-duration>PT7M59S</meta:editing-duration>
    <meta:editing-cycles>2</meta:editing-cycles>
    <meta:generator>LibreOffice/3.4$Win32 LibreOffice_project/340m1$Build-502</meta:generator>
    <meta:document-statistic meta:table-count="1" meta:image-count="0" meta:object-count="0" meta:page-count="1" meta:paragraph-count="19" meta:word-count="55" meta:character-count="333" meta:non-whitespace-character-count="297"/>
  </office:meta>
</office:document-meta>
</file>